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363cm" fo:min-width="3.212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056cm" fo:min-width="4.34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363cm" fo:min-width="4.347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bottom" draw:auto-grow-height="false" fo:min-height="3.056cm" fo:min-width="4.347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056cm" fo:min-width="4.347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bottom" draw:auto-grow-height="false" fo:min-height="3.056cm" fo:min-width="2.944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6.363cm" fo:min-width="3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cm" fo:min-width="10.752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7cm" fo:min-width="8.6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3.9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3.9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3.4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4.1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1cm" fo:min-width="2.88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1.79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1cm" fo:min-width="2.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3.8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4.563cm"/>
      <style:paragraph-properties style:writing-mode="lr-tb"/>
    </style:style>
    <style:style style:name="P1" style:family="paragraph">
      <style:paragraph-properties fo:text-align="center" style:writing-mode="lr-tb"/>
      <style:text-properties fo:font-size="13.1999998092651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3.1999998092651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  <style:text-properties fo:font-size="11.6000003814697pt" style:font-size-asian="10.5pt" style:font-size-complex="10.5pt"/>
    </style:style>
    <style:style style:name="P5" style:family="paragraph">
      <loext:graphic-properties draw:fill-color="#ffffff"/>
      <style:paragraph-properties fo:text-align="center" style:writing-mode="lr-tb"/>
      <style:text-properties fo:font-size="11.6000003814697pt" style:font-size-asian="10.5pt" style:font-size-complex="10.5pt"/>
    </style:style>
    <style:style style:name="P6" style:family="paragraph">
      <style:paragraph-properties fo:text-align="center" style:writing-mode="lr-tb"/>
      <style:text-properties fo:font-size="19.7999992370605pt"/>
    </style:style>
    <style:style style:name="P7" style:family="paragraph">
      <loext:graphic-properties draw:fill-color="#ffffff"/>
      <style:paragraph-properties fo:text-align="center" style:writing-mode="lr-tb"/>
      <style:text-properties fo:font-size="19.7999992370605pt"/>
    </style:style>
    <style:style style:name="P8" style:family="paragraph">
      <style:paragraph-properties fo:text-align="center" style:writing-mode="lr-tb"/>
      <style:text-properties fo:font-size="11.6000003814697pt"/>
    </style:style>
    <style:style style:name="P9" style:family="paragraph">
      <loext:graphic-properties draw:fill-color="#ffffff"/>
      <style:paragraph-properties fo:text-align="center" style:writing-mode="lr-tb"/>
      <style:text-properties fo:font-size="11.6000003814697pt"/>
    </style:style>
    <style:style style:name="P10" style:family="paragraph">
      <style:paragraph-properties fo:text-align="center"/>
      <style:text-properties fo:font-size="11.6000003814697pt"/>
    </style:style>
    <style:style style:name="P11" style:family="paragraph">
      <loext:graphic-properties draw:fill-color="#ffffff"/>
      <style:paragraph-properties fo:text-align="center"/>
      <style:text-properties fo:font-size="11.6000003814697pt" style:font-size-asian="10.5pt" style:font-size-complex="10.5pt"/>
    </style:style>
    <style:style style:name="P12" style:family="paragraph">
      <style:text-properties fo:font-size="13.1999998092651pt"/>
    </style:style>
    <style:style style:name="P13" style:family="paragraph">
      <loext:graphic-properties draw:fill="none" draw:fill-color="#ffffff"/>
      <style:paragraph-properties style:writing-mode="lr-tb"/>
      <style:text-properties fo:font-size="13.1999998092651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712cm" svg:height="6.613cm" svg:x="0.4cm" svg:y="1.25cm">
          <text:p text:style-name="P1"><text:span text:style-name="T1">Personal</text:span></text:p>
          <text:p text:style-name="P1"><text:span text:style-name="T1">Planta</text:span></text:p>
          <text:p text:style-name="P1"><text:span text:style-name="T1">Gualich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47cm" svg:height="3.306cm" svg:x="4.112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47cm" svg:height="3.306cm" svg:x="4.112cm" svg:y="4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847cm" svg:height="6.613cm" svg:x="8.959cm" svg:y="1.25cm">
          <text:p text:style-name="P4"><text:span text:style-name="T2">-Mecanismo de </text:span></text:p>
          <text:p text:style-name="P4"><text:span text:style-name="T2">Alarma temprana</text:span></text:p>
          <text:p text:style-name="P4"><text:span text:style-name="T2">Integrado en un </text:span></text:p>
          <text:p text:style-name="P4"><text:span text:style-name="T2">solo sistema.</text:span></text:p>
          <text:p text:style-name="P4"><text:span text:style-name="T2">-Adaptable a todas</text:span></text:p>
          <text:p text:style-name="P4"><text:span text:style-name="T2">Las plantas compresoras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847cm" svg:height="3.306cm" svg:x="4.112cm" svg:y="1.25cm">
          <text:p text:style-name="P6"><text:span text:style-name="T2">Investigación</text:span></text:p>
          <text:p text:style-name="P6"><text:span text:style-name="T2">Montaje</text:span></text:p>
          <text:p text:style-name="P6"><text:span text:style-name="T2">Adquisición</text:span></text:p>
          <text:p text:style-name="P6"><text:span text:style-name="T2">Procesamiento</text:span> 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847cm" svg:height="3.306cm" svg:x="4.112cm" svg:y="4.556cm">
          <text:p text:style-name="P4"><text:span text:style-name="T2">Experiencia</text:span></text:p>
          <text:p text:style-name="P4"><text:span text:style-name="T2">Zonas mas </text:span></text:p>
          <text:p text:style-name="P4"><text:span text:style-name="T2">peligrosa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444cm" svg:height="3.306cm" svg:x="13.806cm" svg:y="1.25cm">
          <text:p text:style-name="P8"><text:span text:style-name="T3">Fidelización </text:span></text:p>
          <text:p text:style-name="P8"><text:span text:style-name="T3">requerimiento </text:span></text:p>
          <text:p text:style-name="P8"><text:span text:style-name="T3">de segurida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444cm" svg:height="3.306cm" svg:x="13.806cm" svg:y="4.556cm">
          <text:p text:style-name="P4"><text:span text:style-name="T2">Por medio</text:span></text:p>
          <text:p text:style-name="P4"><text:span text:style-name="T2">De los distintos</text:span></text:p>
          <text:p text:style-name="P4"><text:span text:style-name="T2">almacen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cm" svg:height="6.613cm" svg:x="17.25cm" svg:y="1.25cm">
          <text:p text:style-name="P4"><text:span text:style-name="T2">Todas las plantas</text:span></text:p>
          <text:p text:style-name="P4"><text:span text:style-name="T2">Compresoras y las</text:span></text:p>
          <text:p text:style-name="P4"><text:span text:style-name="T2">Instalación de </text:span></text:p>
          <text:p text:style-name="P4"><text:span text:style-name="T2">Transporte de gas.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252cm" svg:height="4.95cm" svg:x="0.4cm" svg:y="7.8cm">
          <text:p text:style-name="P10"><text:span text:style-name="T2">Adquisición de imagenes de entrenamiento.</text:span></text:p>
          <text:p text:style-name="P10"><text:span text:style-name="T2">Construcción de equipos.</text:span></text:p>
          <text:p text:style-name="P10"><text:span text:style-name="T2">Instalación de equipos.</text:span></text:p>
          <text:p text:style-name="P10"><text:span text:style-name="T2">Investigación y desarrollo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9.148cm" svg:height="4.95cm" svg:x="11.602cm" svg:y="7.8cm">
          <text:p text:style-name="P4"><text:span text:style-name="T2">Instalación de equipos.</text:span></text:p>
          <text:p text:style-name="P4"><text:span text:style-name="T2">Servicio de actualización </text:span></text:p>
          <text:p text:style-name="P4"><text:span text:style-name="T2">por nuevos equipos instalados</text:span></text:p>
          <text:p text:style-name="P4"><text:span text:style-name="T2">en la zona insegura.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4.403cm" svg:height="0.799cm" svg:x="0.25cm" svg:y="1.801cm">
          <draw:text-box>
            <text:p text:style-name="P12"><text:span text:style-name="T4">Socio Estratégico</text:span></text:p>
          </draw:text-box>
        </draw:frame>
        <draw:frame draw:style-name="gr11" draw:text-style-name="P13" draw:layer="layout" svg:width="4.457cm" svg:height="0.799cm" svg:x="4.381cm" svg:y="1.526cm">
          <draw:text-box>
            <text:p text:style-name="P12"><text:span text:style-name="T4">Actividades Clave</text:span></text:p>
          </draw:text-box>
        </draw:frame>
        <draw:frame draw:style-name="gr12" draw:text-style-name="P13" draw:layer="layout" svg:width="3.901cm" svg:height="0.799cm" svg:x="4.233cm" svg:y="4.584cm">
          <draw:text-box>
            <text:p text:style-name="P12"><text:span text:style-name="T4">Recursos clave</text:span></text:p>
          </draw:text-box>
        </draw:frame>
        <draw:frame draw:style-name="gr13" draw:text-style-name="P13" draw:layer="layout" svg:width="4.681cm" svg:height="0.799cm" svg:x="9.228cm" svg:y="1.553cm">
          <draw:text-box>
            <text:p text:style-name="P12"><text:span text:style-name="T4">Propuesta de Valor</text:span></text:p>
          </draw:text-box>
        </draw:frame>
        <draw:frame draw:style-name="gr14" draw:text-style-name="P13" draw:layer="layout" svg:width="3.386cm" svg:height="1.321cm" svg:x="14.114cm" svg:y="1.5cm">
          <draw:text-box>
            <text:p text:style-name="P12"><text:span text:style-name="T4">Relación con</text:span></text:p>
            <text:p text:style-name="P12"><text:span text:style-name="T4">el cliente</text:span></text:p>
          </draw:text-box>
        </draw:frame>
        <draw:frame draw:style-name="gr15" draw:text-style-name="P13" draw:layer="layout" svg:width="2.296cm" svg:height="0.799cm" svg:x="14.25cm" svg:y="4.951cm">
          <draw:text-box>
            <text:p text:style-name="P12"><text:span text:style-name="T4">Canales</text:span></text:p>
          </draw:text-box>
        </draw:frame>
        <draw:frame draw:style-name="gr16" draw:text-style-name="P13" draw:layer="layout" svg:width="2.83cm" svg:height="1.321cm" svg:x="17.5cm" svg:y="1.479cm">
          <draw:text-box>
            <text:p text:style-name="P12"><text:span text:style-name="T4">Segmento</text:span></text:p>
            <text:p text:style-name="P12"><text:span text:style-name="T4">Del cliente</text:span></text:p>
          </draw:text-box>
        </draw:frame>
        <draw:frame draw:style-name="gr17" draw:text-style-name="P13" draw:layer="layout" svg:width="4.326cm" svg:height="0.799cm" svg:x="12.46cm" svg:y="8.414cm">
          <draw:text-box>
            <text:p text:style-name="P12"><text:span text:style-name="T4">Flujo de Ingresos</text:span></text:p>
          </draw:text-box>
        </draw:frame>
        <draw:frame draw:style-name="gr18" draw:text-style-name="P13" draw:layer="layout" svg:width="5.063cm" svg:height="0.799cm" svg:x="1.587cm" svg:y="8.441cm">
          <draw:text-box>
            <text:p text:style-name="P12"><text:span text:style-name="T4">Estructura de cost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02:05:54.619000000</meta:creation-date>
    <meta:editing-cycles>2</meta:editing-cycles>
    <meta:editing-duration>PT18M23S</meta:editing-duration>
    <dc:date>2021-07-07T15:44:21.998000000</dc:date>
    <meta:generator>LibreOffice/7.1.4.2$Windows_X86_64 LibreOffice_project/a529a4fab45b75fefc5b6226684193eb000654f6</meta:generator>
    <meta:document-statistic meta:object-count="20"/>
  </office:meta>
</office:document-meta>
</file>